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URW Chancery L" svg:font-family="'URW Chancery L'"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paragraph-properties fo:text-align="end" style:justify-single-word="false"/>
      <style:text-properties style:font-name="URW Chancery L" fo:font-size="16pt" officeooo:rsid="0006e66f" officeooo:paragraph-rsid="0006e66f" style:font-size-asian="16pt" style:font-size-complex="16pt"/>
    </style:style>
    <style:style style:name="P4" style:family="paragraph" style:parent-style-name="Judul">
      <style:paragraph-properties fo:text-align="end" style:justify-single-word="false" fo:break-before="page"/>
      <style:text-properties style:font-name="URW Chancery L" fo:font-size="16pt" officeooo:rsid="0006e66f" officeooo:paragraph-rsid="0006e66f" style:font-size-asian="16pt" style:font-size-complex="16pt"/>
    </style:style>
    <style:style style:name="P5" style:family="paragraph" style:parent-style-name="Isi_20_Heading_20_3">
      <style:text-properties officeooo:paragraph-rsid="000afdc0"/>
    </style:style>
    <style:style style:name="P6" style:family="paragraph" style:parent-style-name="Isi_20_Heading_20_3">
      <style:text-properties officeooo:paragraph-rsid="000b3a0e"/>
    </style:style>
    <style:style style:name="P7" style:family="paragraph" style:parent-style-name="Isi_20_Heading_20_3">
      <style:text-properties officeooo:paragraph-rsid="000d1e56"/>
    </style:style>
    <style:style style:name="P8" style:family="paragraph" style:parent-style-name="Isi_20_Heading_20_3">
      <style:text-properties officeooo:rsid="000d1e56" officeooo:paragraph-rsid="000e9957"/>
    </style:style>
    <style:style style:name="P9" style:family="paragraph" style:parent-style-name="Masuk">
      <style:text-properties officeooo:rsid="000f6398" officeooo:paragraph-rsid="000f6398"/>
    </style:style>
    <style:style style:name="P10" style:family="paragraph" style:parent-style-name="Heading_20_2" style:list-style-name="">
      <style:paragraph-properties fo:line-height="150%"/>
      <style:text-properties officeooo:paragraph-rsid="0006e66f"/>
    </style:style>
    <style:style style:name="P11" style:family="paragraph" style:parent-style-name="Heading_20_2">
      <style:text-properties fo:font-weight="bold" officeooo:paragraph-rsid="0009960f" style:font-weight-asian="bold" style:font-weight-complex="bold"/>
    </style:style>
    <style:style style:name="P12" style:family="paragraph" style:parent-style-name="Heading_20_2">
      <style:text-properties fo:font-weight="bold" officeooo:rsid="0009960f" officeooo:paragraph-rsid="000afdc0" style:font-weight-asian="bold" style:font-weight-complex="bold"/>
    </style:style>
    <style:style style:name="P13" style:family="paragraph" style:parent-style-name="Heading_20_2">
      <style:text-properties style:font-name="Times New Roman" fo:font-size="12pt" fo:font-weight="bold" officeooo:rsid="000b3a0e" officeooo:paragraph-rsid="000b3a0e" style:font-size-asian="12pt" style:font-weight-asian="bold" style:font-name-complex="Times New Roman" style:font-size-complex="12pt" style:font-weight-complex="bold"/>
    </style:style>
    <style:style style:name="P14" style:family="paragraph" style:parent-style-name="Heading_20_2">
      <style:text-properties style:font-name="Times New Roman" fo:font-size="12pt" fo:font-weight="bold" officeooo:rsid="000d1e56" officeooo:paragraph-rsid="000d1e56" style:font-size-asian="12pt" style:font-weight-asian="bold" style:font-name-complex="Times New Roman" style:font-size-complex="12pt" style:font-weight-complex="bold"/>
    </style:style>
    <style:style style:name="P15" style:family="paragraph" style:parent-style-name="Heading_20_2">
      <style:text-properties style:font-name="Times New Roman" fo:font-size="12pt" fo:font-weight="bold" officeooo:rsid="000e9957" officeooo:paragraph-rsid="000e9957" style:font-size-asian="12pt" style:font-weight-asian="bold" style:font-name-complex="Times New Roman" style:font-size-complex="12pt" style:font-weight-complex="bold"/>
    </style:style>
    <style:style style:name="P16" style:family="paragraph" style:parent-style-name="Heading_20_2">
      <style:text-properties style:font-name="Times New Roman" fo:font-size="12pt" fo:font-weight="bold" officeooo:rsid="000ff428" officeooo:paragraph-rsid="000ff428" style:font-size-asian="12pt" style:font-weight-asian="bold" style:font-name-complex="Times New Roman" style:font-size-complex="12pt" style:font-weight-complex="bold"/>
    </style:style>
    <style:style style:name="P17" style:family="paragraph" style:parent-style-name="Heading_20_2">
      <style:text-properties style:font-name="Times New Roman" fo:font-size="12pt" fo:font-weight="bold" officeooo:rsid="0012724d" officeooo:paragraph-rsid="0012724d" style:font-size-asian="12pt" style:font-weight-asian="bold" style:font-name-complex="Times New Roman" style:font-size-complex="12pt" style:font-weight-complex="bold"/>
    </style:style>
    <style:style style:name="P18" style:family="paragraph" style:parent-style-name="Judul" style:list-style-name="">
      <style:paragraph-properties fo:break-before="page"/>
      <style:text-properties officeooo:rsid="00056509" officeooo:paragraph-rsid="00056509"/>
    </style:style>
    <style:style style:name="P19" style:family="paragraph" style:parent-style-name="Judul" style:list-style-name="">
      <style:paragraph-properties fo:text-align="end" style:justify-single-word="false" fo:break-before="page"/>
      <style:text-properties style:font-name="URW Chancery L" officeooo:rsid="0006e66f" officeooo:paragraph-rsid="0006e66f"/>
    </style:style>
    <style:style style:name="P20" style:family="paragraph" style:parent-style-name="Judul" style:list-style-name="">
      <style:paragraph-properties fo:text-align="end" style:justify-single-word="false"/>
      <style:text-properties style:font-name="URW Chancery L" officeooo:rsid="0006e66f" officeooo:paragraph-rsid="0006e66f"/>
    </style:style>
    <style:style style:name="P21" style:family="paragraph" style:parent-style-name="Judul" style:list-style-name="">
      <style:paragraph-properties fo:text-align="end" style:justify-single-word="false"/>
      <style:text-properties style:font-name="URW Chancery L" fo:font-size="18pt" officeooo:rsid="0006e66f" officeooo:paragraph-rsid="0006e66f" style:font-size-asian="18pt" style:font-size-complex="18pt"/>
    </style:style>
    <style:style style:name="P22" style:family="paragraph" style:parent-style-name="Judul" style:list-style-name=""/>
    <style:style style:name="P23" style:family="paragraph" style:parent-style-name="Heading_20_3">
      <style:text-properties style:font-name="Times New Roman" fo:font-size="12pt" fo:font-weight="bold" officeooo:rsid="0012724d" officeooo:paragraph-rsid="0012724d" style:font-size-asian="12pt" style:font-weight-asian="bold" style:font-name-complex="Times New Roman" style:font-size-complex="12pt" style:font-weight-complex="bold"/>
    </style:style>
    <style:style style:name="P24" style:family="paragraph" style:parent-style-name="Sampul" style:list-style-name="" style:master-page-name="Halaman_20_Bagian_20_Awal">
      <style:paragraph-properties style:page-number="auto"/>
      <style:text-properties officeooo:rsid="00056509" officeooo:paragraph-rsid="00056509"/>
    </style:style>
    <style:style style:name="P25" style:family="paragraph" style:parent-style-name="Isi_20_Heading_20_3">
      <style:text-properties style:font-name="Times New Roman" fo:font-size="12pt" officeooo:paragraph-rsid="000afdc0" style:font-size-asian="12pt" style:font-name-complex="Times New Roman" style:font-size-complex="12pt"/>
    </style:style>
    <style:style style:name="P26" style:family="paragraph" style:parent-style-name="Isi_20_Heading_20_3">
      <style:text-properties style:font-name="Times New Roman" fo:font-size="12pt" officeooo:rsid="000f6398" officeooo:paragraph-rsid="000f6398" style:font-size-asian="12pt" style:font-name-complex="Times New Roman" style:font-size-complex="12pt"/>
    </style:style>
    <style:style style:name="P27" style:family="paragraph" style:parent-style-name="Isi_20_Heading_20_3">
      <style:text-properties style:font-name="Times New Roman" fo:font-size="12pt" officeooo:rsid="000ff428" officeooo:paragraph-rsid="000ff428" style:font-size-asian="12pt" style:font-name-complex="Times New Roman" style:font-size-complex="12pt"/>
    </style:style>
    <style:style style:name="P28" style:family="paragraph" style:parent-style-name="Isi_20_Heading_20_3" style:list-style-name="L1">
      <style:text-properties officeooo:paragraph-rsid="000b3a0e"/>
    </style:style>
    <style:style style:name="P29" style:family="paragraph" style:parent-style-name="Isi_20_Heading_20_3" style:list-style-name="L2">
      <style:text-properties officeooo:paragraph-rsid="000d1e56"/>
    </style:style>
    <style:style style:name="P30" style:family="paragraph" style:parent-style-name="Isi_20_Heading_20_3">
      <style:text-properties style:font-name="Times New Roman" fo:font-size="10pt" style:font-size-asian="10pt" style:font-size-complex="10pt"/>
    </style:style>
    <style:style style:name="P31" style:family="paragraph" style:parent-style-name="Contents_20_Heading">
      <style:text-properties fo:font-size="12pt" style:font-size-asian="12pt" style:font-size-complex="12pt"/>
    </style:style>
    <style:style style:name="P32" style:family="paragraph" style:parent-style-name="Contents_20_Heading">
      <style:text-properties fo:font-size="12pt" officeooo:paragraph-rsid="001590fc" style:font-size-asian="12pt" style:font-size-complex="12pt"/>
    </style:style>
    <style:style style:name="P33" style:family="paragraph" style:parent-style-name="Contents_20_Heading">
      <style:paragraph-properties fo:text-align="justify" style:justify-single-word="false"/>
      <style:text-properties style:font-name="Times New Roman" fo:font-size="12pt" officeooo:paragraph-rsid="001590fc" style:font-size-asian="12pt" style:font-size-complex="12pt"/>
    </style:style>
    <style:style style:name="P34" style:family="paragraph" style:parent-style-name="Masuk" style:list-style-name="L3">
      <style:text-properties officeooo:paragraph-rsid="000f6398"/>
    </style:style>
    <style:style style:name="P35" style:family="paragraph" style:parent-style-name="Masuk" style:list-style-name="L4"/>
    <style:style style:name="P36" style:family="paragraph" style:parent-style-name="Text_20_body">
      <style:text-properties style:font-name="Times New Roman" fo:font-size="12pt" style:font-size-asian="12pt" style:font-name-complex="Times New Roman" style:font-size-complex="12pt"/>
    </style:style>
    <style:style style:name="P37" style:family="paragraph" style:parent-style-name="Text_20_body" style:list-style-name="L1">
      <style:text-properties style:font-name="Times New Roman" fo:font-size="12pt" officeooo:rsid="000e9957" officeooo:paragraph-rsid="000e9957" style:font-size-asian="12pt" style:font-name-complex="Times New Roman" style:font-size-complex="12pt"/>
    </style:style>
    <style:style style:name="P38" style:family="paragraph" style:parent-style-name="Text_20_body" style:list-style-name="L3">
      <style:text-properties style:font-name="Times New Roman" fo:font-size="12pt" officeooo:rsid="000e9957" officeooo:paragraph-rsid="000f6398" style:font-size-asian="12pt" style:font-name-complex="Times New Roman" style:font-size-complex="12pt"/>
    </style:style>
    <style:style style:name="P39" style:family="paragraph" style:parent-style-name="Text_20_body" style:list-style-name="L4">
      <style:text-properties style:font-name="Times New Roman" fo:font-size="12pt" officeooo:rsid="001590fc" officeooo:paragraph-rsid="001590fc" style:font-size-asian="12pt" style:font-name-complex="Times New Roman" style:font-size-complex="12pt"/>
    </style:style>
    <style:style style:name="P40" style:family="paragraph" style:parent-style-name="Text_20_body">
      <style:text-properties style:font-name="Times New Roman" fo:font-size="12pt" fo:font-weight="normal" officeooo:rsid="000b3a0e" officeooo:paragraph-rsid="000b3a0e" style:font-size-asian="12pt" style:font-weight-asian="normal" style:font-name-complex="Times New Roman" style:font-size-complex="12pt" style:font-weight-complex="normal"/>
    </style:style>
    <style:style style:name="P41" style:family="paragraph" style:parent-style-name="Text_20_body" style:list-style-name="L5">
      <style:text-properties style:font-name="Times New Roman" fo:font-size="12pt" fo:font-weight="normal" officeooo:rsid="001090a8" officeooo:paragraph-rsid="001090a8" style:font-size-asian="12pt" style:font-weight-asian="normal" style:font-name-complex="Times New Roman" style:font-size-complex="12pt" style:font-weight-complex="normal"/>
    </style:style>
    <style:style style:name="P42" style:family="paragraph" style:parent-style-name="Text_20_body" style:list-style-name="L5">
      <style:text-properties style:font-name="Times New Roman" fo:font-size="12pt" fo:font-weight="bold" officeooo:rsid="000ff428" officeooo:paragraph-rsid="000ff428" style:font-size-asian="12pt" style:font-weight-asian="bold" style:font-name-complex="Times New Roman" style:font-size-complex="12pt" style:font-weight-complex="bold"/>
    </style:style>
    <style:style style:name="P43" style:family="paragraph" style:parent-style-name="Text_20_body" style:list-style-name="L5">
      <style:text-properties style:font-name="Times New Roman" fo:font-size="12pt" fo:font-weight="bold" officeooo:rsid="001090a8" officeooo:paragraph-rsid="001090a8" style:font-size-asian="12pt" style:font-weight-asian="bold" style:font-name-complex="Times New Roman" style:font-size-complex="12pt" style:font-weight-complex="bold"/>
    </style:style>
    <style:style style:name="P44" style:family="paragraph" style:parent-style-name="Text_20_body" style:list-style-name="L5">
      <style:text-properties fo:font-weight="bold" officeooo:rsid="001090a8" officeooo:paragraph-rsid="001090a8" style:font-weight-asian="bold" style:font-weight-complex="bold"/>
    </style:style>
    <style:style style:name="P45" style:family="paragraph" style:parent-style-name="Text_20_body" style:list-style-name="L5">
      <style:text-properties fo:font-weight="normal" officeooo:rsid="001090a8" officeooo:paragraph-rsid="001090a8" style:font-weight-asian="normal" style:font-weight-complex="normal"/>
    </style:style>
    <style:style style:name="P46" style:family="paragraph" style:parent-style-name="Text_20_body">
      <style:paragraph-properties fo:text-align="end" style:justify-single-word="false"/>
      <style:text-properties fo:font-size="16pt" officeooo:paragraph-rsid="0006e66f" style:font-size-asian="16pt" style:font-size-complex="16pt"/>
    </style:style>
    <style:style style:name="P47" style:family="paragraph" style:parent-style-name="Heading_20_1">
      <style:text-properties officeooo:rsid="0009960f" officeooo:paragraph-rsid="0009960f"/>
    </style:style>
    <style:style style:name="P48" style:family="paragraph" style:parent-style-name="Heading_20_1" style:master-page-name="Halaman_20_BAB">
      <style:paragraph-properties style:page-number="1"/>
      <style:text-properties officeooo:paragraph-rsid="0009960f"/>
    </style:style>
    <style:style style:name="P49" style:family="paragraph" style:parent-style-name="Heading_20_1" style:master-page-name="Halaman_20_BAB">
      <style:paragraph-properties style:page-number="8"/>
      <style:text-properties style:font-name="Times New Roman" fo:font-size="12pt" officeooo:rsid="0012724d" officeooo:paragraph-rsid="0012724d" style:font-size-asian="12pt" style:font-name-complex="Times New Roman" style:font-size-complex="12pt"/>
    </style:style>
    <style:style style:name="P50" style:family="paragraph" style:parent-style-name="Heading_20_1" style:master-page-name="Halaman_20_Bagian_20_Awal">
      <style:paragraph-properties style:page-number="auto" fo:break-before="page"/>
      <style:text-properties officeooo:rsid="001590fc" officeooo:paragraph-rsid="001590fc"/>
    </style:style>
    <style:style style:name="P51" style:family="paragraph" style:parent-style-name="Title" style:list-style-name=""/>
    <style:style style:name="T1" style:family="text">
      <style:text-properties style:font-name="URW Chancery L" officeooo:rsid="0006e66f"/>
    </style:style>
    <style:style style:name="T2" style:family="text">
      <style:text-properties style:font-name="URW Chancery L" officeooo:rsid="001590fc"/>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officeooo:rsid="000b3a0e" style:font-size-asian="12pt" style:font-name-complex="Times New Roman" style:font-size-complex="12pt"/>
    </style:style>
    <style:style style:name="T5" style:family="text">
      <style:text-properties style:font-name="Times New Roman" fo:font-size="12pt" officeooo:rsid="000e9957" style:font-size-asian="12pt" style:font-name-complex="Times New Roman" style:font-size-complex="12pt"/>
    </style:style>
    <style:style style:name="T6" style:family="text">
      <style:text-properties style:font-name="Times New Roman" fo:font-size="12pt" officeooo:rsid="000f6398" style:font-size-asian="12pt" style:font-name-complex="Times New Roman" style:font-size-complex="12pt"/>
    </style:style>
    <style:style style:name="T7" style:family="text">
      <style:text-properties style:font-name="Times New Roman" fo:font-size="12pt" officeooo:rsid="000ff428" style:font-size-asian="12pt" style:font-name-complex="Times New Roman" style:font-size-complex="12pt"/>
    </style:style>
    <style:style style:name="T8" style:family="text">
      <style:text-properties style:font-name="Times New Roman" fo:font-size="12pt" officeooo:rsid="001090a8" style:font-size-asian="12pt" style:font-name-complex="Times New Roman" style:font-size-complex="12pt"/>
    </style:style>
    <style:style style:name="T9" style:family="text">
      <style:text-properties style:font-name="Times New Roman" fo:font-size="12pt" style:font-name-asian="Times New Roman" style:font-size-asian="12pt" style:font-name-complex="Times New Roman" style:font-size-complex="12pt"/>
    </style:style>
    <style:style style:name="T10" style:family="text">
      <style:text-properties style:font-name="Times New Roman" fo:font-size="12pt" fo:font-style="italic" style:font-size-asian="12pt" style:font-style-asian="italic" style:font-name-complex="Times New Roman" style:font-size-complex="12pt"/>
    </style:style>
    <style:style style:name="T11" style:family="text">
      <style:text-properties style:font-name="Times New Roman" fo:font-size="12pt" fo:font-weight="normal"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0b3a0e"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0d1e56"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0e9957" style:font-size-asian="12pt" style:font-weight-asian="normal" style:font-name-complex="Times New Roman" style:font-size-complex="12pt" style:font-weight-complex="normal"/>
    </style:style>
    <style:style style:name="T15" style:family="text">
      <style:text-properties officeooo:rsid="000d1e56"/>
    </style:style>
    <style:style style:name="T16" style:family="text">
      <style:text-properties style:font-name="Times New Roman" fo:font-size="12pt" fo:font-style="italic" style:font-size-asian="12pt" style:font-style-asian="italic" style:font-name-complex="Times New Roman" style:font-size-complex="12pt"/>
    </style:style>
    <style:style style:name="T17" style:family="text">
      <style:text-properties style:font-name="Times New Roman" fo:font-size="12pt" fo:font-style="italic" style:font-size-asian="12pt" style:font-style-asian="italic" style:font-name-complex="Times New Roman" style:font-size-complex="12pt" style:font-style-complex="italic"/>
    </style:style>
    <style:style style:name="T18" style:family="text">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19" style:family="text">
      <style:text-properties style:font-name="Times New Roman" fo:font-style="italic" style:font-style-asian="italic" style:font-name-complex="Times New Roman"/>
    </style:style>
    <style:style style:name="T20" style:family="text">
      <style:text-properties fo:font-size="12pt" fo:font-style="italic" style:font-size-asian="12pt" style:font-style-asian="italic" style:font-name-complex="Times New Roman" style:font-size-complex="12pt"/>
    </style:style>
    <style:style style:name="T21" style:family="text">
      <style:text-properties fo:font-size="12pt" fo:font-style="italic" style:font-size-asian="12pt" style:font-style-asian="italic" style:font-name-complex="Times New Roman" style:font-size-complex="12pt" style:font-style-complex="italic"/>
    </style:style>
    <style:style style:name="T22" style:family="text">
      <style:text-properties fo:font-size="12pt" fo:font-style="italic" style:font-name-asian="Times New Roman" style:font-size-asian="12pt" style:font-style-asian="italic" style:font-name-complex="Times New Roman" style:font-size-complex="12pt" style:font-style-complex="italic"/>
    </style:style>
    <style:style style:name="T23" style:family="text">
      <style:text-properties fo:font-style="italic" style:font-style-asian="italic" style:font-name-complex="Times New Roman"/>
    </style:style>
    <style:style style:name="T24" style:family="text">
      <style:text-properties fo:font-style="italic" style:font-style-asian="italic" style:font-name-complex="Times New Roman" style:font-style-complex="italic"/>
    </style:style>
    <style:style style:name="T25" style:family="text">
      <style:text-properties fo:font-style="italic" style:font-name-asian="Times New Roman" style:font-style-asian="italic" style:font-name-complex="Times New Roman" style:font-style-complex="italic"/>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text:display-levels="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a">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text:bookmark-start text:name="__RefHeading__217_900487627"/>TESIS<text:bookmark-end text:name="__RefHeading__217_900487627"/></text:h>
      <text:h text:style-name="P51" text:outline-level="1"/>
      <text:h text:style-name="P18" text:outline-level="1"><text:bookmark-start text:name="__RefHeading__219_900487627"/>Halaman Pengesahan<text:bookmark-end text:name="__RefHeading__219_900487627"/></text:h>
      <text:h text:style-name="P19" text:outline-level="2"/>
      <text:h text:style-name="P20" text:outline-level="2"/>
      <text:h text:style-name="P20" text:outline-level="2"/>
      <text:h text:style-name="P20" text:outline-level="2"/>
      <text:h text:style-name="P20" text:outline-level="2"/>
      <text:h text:style-name="P20" text:outline-level="2"/>
      <text:h text:style-name="P20" text:outline-level="2"/>
      <text:h text:style-name="P20" text:outline-level="2"/>
      <text:h text:style-name="P20" text:outline-level="2"/>
      <text:h text:style-name="P20" text:outline-level="2"/>
      <text:h text:style-name="P20" text:outline-level="2"/>
      <text:h text:style-name="P21" text:outline-level="2"><text:bookmark-start text:name="__RefHeading__221_900487627"/>Tidak ada Yang Tidak Mungkin.......<text:bookmark-end text:name="__RefHeading__221_900487627"/></text:h>
      <text:h text:style-name="P22" text:outline-level="2"/>
      <text:p text:style-name="P4">Tesis ini kupersembahkan untuk :</text:p>
      <text:p text:style-name="P3"/>
      <text:p text:style-name="P3">Orang Tuaku </text:p>
      <text:p text:style-name="P3">Keluarga Besarku</text:p>
      <text:p text:style-name="P3">Sahabat-Sahabat Terhebat dan Terbaikku</text:p>
      <text:p text:style-name="P46"><text:span text:style-name="T1">Calon Istrik</text:span><text:span text:style-name="T2">u</text:span></text:p>
      <text:h text:style-name="P50" text:outline-level="1" text:is-list-header="true">intisari</text:h>
      <text:p text:style-name="P32"><text:span text:style-name="T24">Lahirnya perbankan syariah merupakan pelopor dari lahirnya lembaga keuangan mikro syariah seperti : asuransi syariah, reksa dana syariah, serta baitul mal wat tamwil (BMT). baitul mal wat tamwil atau yang biasa disebut bmt, adalah salah satu lembaga keuangan mikro syariah bergerak di bidang keuangan yang memiliki dua fungsi utama yakni funding atau penghimpunan dana dan financing atau pembiayaan.</text:span><text:span text:style-name="T23"> </text:span><text:span text:style-name="T24">perubahan eksposur risiko lembaga keuangan mikro syariah dan penerapan manajemen</text:span><text:span text:style-name="T25"> </text:span><text:span text:style-name="T24">risiko akan mempengaruhi profil risiko LKMS yang selanjutnya berakibat pada</text:span><text:span text:style-name="T25"> </text:span><text:span text:style-name="T24">kondisi suatu lembaga keuangan secara keseluruhan.</text:span><text:span text:style-name="T23"> oleh karena itu sistem pendukung keputusan ini dibuat untuk membantu mempermudah pengecekan kesehatan bmt dengan menggunakan dasar camels. fungsi dari sistem pendukung keputusan ini adalah untuk mengurangi tingkat human error yang biasa terjadi dalam setiap pelaporan keuangan. metode pengumpulan data yang digunakan dalam penelitian ini menggunakan studi kepustakaan, observasi dan wawancara. sedangkan metode yang digunakan dalam proses rangking adalah menggunakan AHP. tool yang digunakan untuk mengembangkan sistem ini adalah IGN-SDK.</text:span></text:p>
      <text:p text:style-name="P33">Kata kunci : AHP, BMT,IGN-SDK. </text:p>
      <text:p text:style-name="P30"/>
      <text:h text:style-name="P10" text:outline-level="2"/>
      <text:h text:style-name="P48" text:outline-level="1"/>
      <text:h text:style-name="P47" text:outline-level="1" text:is-list-header="true">Pendahuluan</text:h>
      <text:h text:style-name="P11" text:outline-level="2" text:is-list-header="true"/>
      <text:h text:style-name="P12" text:outline-level="2">LATAR BELAKANG</text:h>
      <text:p text:style-name="P25">Kinerja Undang-undang Nomor 7 tahun 1992 tentang perbankan sebagaimana telah dirubah dengan undang-undang nomor 10 tahun 1998 mendefinisikan kredit sebagai penyedia uang dan mengenai praktek perbankan berdasarkan prinsip bagi hasil yang telah diberlakukan di Indonesia. Lahirnya Perbankan Syariah merupakan pelopor dari lahirnya Lembaga Keuangan Mikro Syariah seperti : Asuransi Syariah, Reksa Dana Syariah, serta Baitul Mal Wat Tamwil (BMT). Baitul Mal Wat Tamwil atau yang biasa disebut BMT, adalah salah satu Lembaga Keuangan Mikro Syariah bergerak di bidang Keuangan yang memiliki dua fungsi utama yakni Funding atau penghimpunan dana dan Financing atau pembiayaan. Dua fungsi ini memiliki keterkaitan yang sangat erat. Secara sederhana dapat dikatakan bahwa lembaga keuangan syariah yang sehat adalah lembaga keuangan syariah yang dapat menjalankan fungsi-fungsinya dengan baik. Dengan kata lain, lembaga keuangan syariah yang sehat adalah lembaga keuangan syariah yang dapat menjaga dan memelihara kepercayaan masyarakat, dapat menjalankan fungsi intermediasi, dapat membantu kelancaran lalu lintas pembayaran serta dapat digunakan oleh pemerintah dalam melaksanakan berbagai kebijakannya, terutama kebijakan moneter. </text:p>
      <text:p text:style-name="P5"><text:soft-page-break/><text:span text:style-name="T3">Krisis keuangan global yang terjadi pada tahun 1997 memberi pelajaran berharga bahwa inovasi dalam produk, jasa, dan aktivitas <text:s/>yang tidak diimbangi dengan penerapan manajemen risiko yang memadai dapat menimbulkan berbagai permasalahan mendasar pada lembaga keuangan maupun terhadap sistem keuangan secara keseluruhan. Perkembangan industri lembaga keuangan terutama lembaga keuangan mikro syariah, untuk produk dan jasa yang semakin kompleks dan beragam akan meningkatkan eksposur risiko yang</text:span><text:span text:style-name="T9"> </text:span><text:span text:style-name="T3">dihadapi oleh sebuah lembaga keuangan mikro syariah. </text:span></text:p>
      <text:p text:style-name="P5"><text:span text:style-name="T3">Perubahan eksposur risiko lembaga keuangan mikro syariah dan penerapan manajemen</text:span><text:span text:style-name="T9"> </text:span><text:span text:style-name="T3">risiko akan mempengaruhi profil risiko LKMS yang selanjutnya berakibat pada</text:span><text:span text:style-name="T9"> </text:span><text:span text:style-name="T3">kondisi suatu lembaga keuangan secara keseluruhan. Tingkat kesehatan keuangan suatu lembaga keuangan syariah yang diatur menurut PERMENEG Koperasi Dan UKM Nomor 35.3/Per/M.KUKM/X/2007 tentang PEDOMAN PENILAIAN KJKS UJKS tidak jauh berbeda dengan perbankan yaitu hasil penilaian kualitatif</text:span><text:span text:style-name="T9"> </text:span><text:span text:style-name="T3">dan kuantitatif atas berbagai aspek yang berpengaruh terhadap kondisi atau kinerja suatu</text:span><text:span text:style-name="T9"> </text:span><text:span text:style-name="T3">bank melalui Penilaian Kuantitatif dan atau Penilaian Kualitatif terhadap</text:span><text:span text:style-name="T9"> </text:span><text:span text:style-name="T3">faktor-faktor Capital, Asset Quality, Management, Earning, Liquidity</text:span><text:span text:style-name="T9">, dan Sensitivity Market Risk </text:span><text:span text:style-name="T3">yang disingkat CAMELS. Namun penelitian sebelumnya untuk mengukur potensi kesehatan BMT ini menggunakan metode PEARLS. Penelitian yang dilakukan oleh Daud dkk (2012) dengan menggunakan metode PEARLS dapat dilakukan perangkingan BMT yang sehat disuatu kota. Sehingga kota tersebut dapat mengetahui suatu BMT sehat atau tidak dengan adanya perangkingan model PEARLS.</text:span></text:p>
      <text:p text:style-name="Isi_20_Heading_20_3"><text:soft-page-break/><text:span text:style-name="T3">Untuk mempermudah penghitungan CAMELS maka dibutuhkan sebuah sistem pendukung keputusan atau sering disebut DSS (</text:span><text:span text:style-name="T10">Decision Support System</text:span><text:span text:style-name="T3">) yang merupakan salah satu cabang keilmuan di bidang kecerdasan buatan (</text:span><text:span text:style-name="T10">Artificial Intelligence</text:span><text:span text:style-name="T3">). Sistem Pendukung Keputusan bisa digunakan oleh sebuah BMT yang merupakan organisasi yang bergerak di bidang jasa <text:s/>dan tidak lepas dari problematika manajemen pada umumnya. Perubahan struktur produk, teknologi produksi, organisasi, dan yang lainnya terus terjadi sehingga berpengaruh pada kebijaksanaan manajemen yang dijalankan. Oleh karena itu, penempatan dan pemanfaatan sumberdaya pada posisi yang tepat multak diperlukan. Dalam hal ini, pengelolaan dan pendayagunaan sumberdaya secara tepat sangat berperan karena merupakan pendekatan strategis terhadap peningkatan kinerja BMT. Untuk itu sangat diperlukan sebuah sistem pendukung keputusan yang efektif, yang tidak memisahkan antara manusia, sarana/prasarana, dan sistem manajemen secara keseluruhan agar dapat mencapai tujuan organisasi. Apabila sudah melakukan penghitungan secara CAMELS dengan memasukan 6 Faktor dari CAMELS itu sendiri, untuk membandingkan tingkat kesehatan suatu BMT dengan BMT lainnya digunakan metode AHP merupakan metoda pengambilan keputusan yang melibatkan sejumlah kriteria dan alternatif yang dipilih berdasarkan pertimbangan semua kriteria terkait (Saaty, 2004). <text:s/></text:span></text:p>
      <text:p text:style-name="Isi_20_Heading_20_3"><text:span text:style-name="T9"><text:s/></text:span><text:span text:style-name="T3">Analytic Hierarcy Process (AHP) adalah suatu metode yang dapat menyelesaikan suatu permasalahan yang kompleks. Permasalahan tersebut dipecahkan kedalam kelompok-kelompok. Kemudian kelompok-kelompok tersebut diatur menjadi suatu hirarki (Kusumadewi, 2003). </text:span></text:p>
      <text:p text:style-name="P36"><text:tab/><text:tab/><text:tab/></text:p>
      <text:h text:style-name="P13" text:outline-level="2"><text:soft-page-break/>RUMUSAN MASALAH</text:h>
      <text:p text:style-name="P6"><text:span text:style-name="T3">Berdasarkan latar belakang di atas, maka rumusan masalahnya adalah </text:span><text:span text:style-name="T4">sebagai berikut :</text:span></text:p>
      <text:list xml:id="list7782572327503258838" text:style-name="L1">
        <text:list-item>
          <text:p text:style-name="P28"><text:span text:style-name="T3">Bagaimana me</text:span><text:span text:style-name="T4">mbangun</text:span><text:span text:style-name="T3"> </text:span><text:span text:style-name="T4">Aplikasi yang dapat digunakan untuk menentukan</text:span><text:span text:style-name="T3"> </text:span><text:span text:style-name="T4">tingkat </text:span><text:span text:style-name="T3">kesehatan pada lembaga keuangan syariah baitul mal wat tamwil (BMT) menggunakan metode Analytic Hierarcy Process.</text:span></text:p>
        </text:list-item>
        <text:list-item>
          <text:p text:style-name="P37">Bagaimana menganalisis dan menentukan kesehatan suatu BMT menggunakan dasar PERMENEG Koperasi Dan UKM Nomor 35.3/Per/M.KUKM/X/2007</text:p>
        </text:list-item>
      </text:list>
      <text:p text:style-name="P40"/>
      <text:h text:style-name="P13" text:outline-level="2">BATASAN MASALAH</text:h>
      <text:p text:style-name="P7">Berdasarkan rumusan masalah di atas maka batasan masalah <text:span text:style-name="T15">dari penelitian ini</text:span> adalah:</text:p>
      <text:list xml:id="list5689558274956266695" text:style-name="L2">
        <text:list-item>
          <text:p text:style-name="P29">Data-data penunjang terkait seperti PERMENEG Koperasi Dan UKM Nomor 35.3/Per/M.KUKM/X/2007 yang menentukan suatu BMT itu dinyatakan sehat atau tidak. </text:p>
        </text:list-item>
        <text:list-item>
          <text:p text:style-name="P29">Interaksi antara sistem dan user melalui jaringan dengan memasukan laporan-laporan keuangan dan data yang dibutuhkan oleh sistem dan sistem akan mendiagnosis dan menampilkan kiteria lembaga keuangan syariah tersebut dan explanationnya.</text:p>
        </text:list-item>
        <text:list-item>
          <text:p text:style-name="P29"><text:soft-page-break/><text:span text:style-name="T3">Komponen-komponen yang akan dikembangkan dalam sistem pakar ini adalah antar muka pengguna (</text:span><text:span text:style-name="T10">User Interface</text:span><text:span text:style-name="T3">), basis pengetahuan (</text:span><text:span text:style-name="T10">Knowledge Base</text:span><text:span text:style-name="T3">), mekanisme inferensi (</text:span><text:span text:style-name="T10">Inference Machine</text:span><text:span text:style-name="T3">).</text:span></text:p>
        </text:list-item>
        <text:list-item>
          <text:p text:style-name="P29"><text:span text:style-name="T12">Data yang digunakan dalam penelitian ini diambil dari </text:span><text:span text:style-name="T13">5 BMT di Yogyakarta</text:span></text:p>
        </text:list-item>
      </text:list>
      <text:h text:style-name="P14" text:outline-level="2">KEASLIAN PENELITIAN</text:h>
      <text:p text:style-name="P8"><text:span text:style-name="T11">Penelitian yang dibuat mengenai pengembangan sistem pendukung keputusan analisis penentuan kesehatan pada lembaga keuangan syariah Baitul Mal wat Tamwil (BMT) menggunakan </text:span><text:span text:style-name="T14">dasar PERMENEG Nomor 35.3/Per/M.KUKM/X/2007 dan </text:span><text:span text:style-name="T11">metode analytic hierarcy process </text:span><text:span text:style-name="T14">belum pernah dilakukan oleh peneliti yang lain.</text:span></text:p>
      <text:h text:style-name="P15" text:outline-level="2">TUJUAN DAN MANFAAT PENELITIAN</text:h>
      <text:p text:style-name="P26">Tujuan dari Penelitian ini adalah :</text:p>
      <text:list xml:id="list7898177396189600950" text:style-name="L3">
        <text:list-item>
          <text:p text:style-name="P34"><text:span text:style-name="T3">Bagaimana me</text:span><text:span text:style-name="T4">mbangun</text:span><text:span text:style-name="T3"> </text:span><text:span text:style-name="T6">a</text:span><text:span text:style-name="T4">plikasi yang dapat digunakan untuk menentukan</text:span><text:span text:style-name="T3"> </text:span><text:span text:style-name="T4">tingkat </text:span><text:span text:style-name="T3">kesehatan pada lembaga keuangan syariah baitul mal wat tamwil (BMT) menggunakan metode Analytic Hierarcy Process.</text:span></text:p>
        </text:list-item>
        <text:list-item>
          <text:p text:style-name="P34"><text:span text:style-name="T5">Bagaimana menganalisis dan menentukan kesehatan suatu BMT menggunakan dasar PERMENEG </text:span><text:span text:style-name="T6">Koperasi dan UKM</text:span><text:span text:style-name="T5"> Nomor 35.3/Per/M.KUKM/X/2007.</text:span></text:p>
        </text:list-item>
        <text:list-item>
          <text:p text:style-name="P38">.....</text:p>
        </text:list-item>
      </text:list>
      <text:p text:style-name="P9"><text:soft-page-break/><text:span text:style-name="T7">Hasil dari p</text:span><text:span text:style-name="T3">enelitian ini </text:span><text:span text:style-name="T7">diharapkan bermanfaat untuk </text:span><text:span text:style-name="T3">:</text:span></text:p>
      <text:list xml:id="list7868152376028235686" text:style-name="L4">
        <text:list-item>
          <text:p text:style-name="P35"><text:span text:style-name="T3">Membantu regulator dalam memberikan solusi kepada suatu </text:span><text:span text:style-name="T7">BMT</text:span><text:span text:style-name="T3"> apabila </text:span><text:span text:style-name="T7">BMT</text:span><text:span text:style-name="T3"> tersebut sedang dalam kondisi yang tidak sehat.</text:span></text:p>
        </text:list-item>
        <text:list-item>
          <text:p text:style-name="P39">Membantu untuk engurangi kesalahan penghitungan pada regulator, agar tidak terjadi kesalahan dalam pengambilan sebuah keputusan.</text:p>
        </text:list-item>
      </text:list>
      <text:h text:style-name="P16" text:outline-level="2">SISTEMATIKA PENULISAN</text:h>
      <text:p text:style-name="P27">Dokumen tugas akhir ini terdiri dari enam bab, yaitu :</text:p>
      <text:list xml:id="list5048416391963802170" text:style-name="L5">
        <text:list-item>
          <text:p text:style-name="P42">BAB I PENDAHULUAN</text:p>
          <text:p text:style-name="P41">Pada bab ini akan dijelaskan mengenai latar belakang masalah, keaslian penelitian, manfaat dan tujuan penelitian dan sistematika penulisan laporan.</text:p>
        </text:list-item>
        <text:list-item>
          <text:p text:style-name="P42">BAB II TINJAUAN PUSTAKA</text:p>
          <text:p text:style-name="P45"><text:span text:style-name="T8">P</text:span><text:span text:style-name="T3">ada bab ini akan dijelaskan mengenai uraian tinjauan pustaka dan landasan teori yang digunakan penulis dalam melakukan perancangan dan pembuatan program yang dapat dipergunakan sebagai pembanding atau acuan didalam pembahasan masalah.</text:span></text:p>
        </text:list-item>
        <text:list-item>
          <text:p text:style-name="P42">BAB III METODOLOGI PENELITIAN</text:p>
          <text:p text:style-name="P41">Pada bab ini akan dijelaskan mengenai metodologi penelitian yang digunakan untuk membuat tesis yang berisi langkah-langkah penelitian.</text:p>
        </text:list-item>
        <text:list-item>
          <text:p text:style-name="P42">BAB IV ANALISIS DAN PERANCANGAN SISTEM</text:p>
          <text:p text:style-name="P45"><text:soft-page-break/><text:span text:style-name="T3">Pada bab ini akan diuraikan mengenai tahapan perancangan perangkat lunak yang dibuat.</text:span></text:p>
        </text:list-item>
        <text:list-item>
          <text:p text:style-name="P43">IMPLEMENTASI DAN PENGUJIAN SISTEM</text:p>
          <text:p text:style-name="P44"><text:span text:style-name="T11">Pada bab ini akan diuraikan mengenai gambaran implementasi sistem. Selain itu akan disertakan pula hasil pengujian perangkat lunak.</text:span><text:span text:style-name="T3"> </text:span></text:p>
        </text:list-item>
        <text:list-item>
          <text:p text:style-name="P43">KESIMPULAN DAN SARAN</text:p>
          <text:p text:style-name="P41">Pada bab ini berisi kesimpulan tugas akhir secara keseluruhan dan saran yang diberikan untuk pengembangan perangkat lunak lebih lanjut.</text:p>
        </text:list-item>
      </text:list>
      <text:h text:style-name="P49" text:outline-level="1"><text:line-break/>TINJAUAN PUSTAKA</text:h>
      <text:h text:style-name="P17" text:outline-level="2">TINJAUAN PUSTAKA</text:h>
      <text:h text:style-name="P2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URW Chancery L" svg:font-family="'URW Chancery L'"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text-indent="1.199cm" style:auto-text-indent="false" style:page-number="auto">
        <style:tab-stops>
          <style:tab-stop style:position="1.199cm"/>
          <style:tab-stop style:position="1.229cm"/>
        </style:tab-stops>
      </style:paragraph-properties>
      <style:text-properties fo:color="#000000"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Heading_20_2" style:default-outline-level="1" style:class="text" style:master-page-name="">
      <style:paragraph-properties fo:margin-left="1.27cm" fo:margin-right="0cm" fo:line-height="150%" fo:text-align="center" style:justify-single-word="false" fo:text-indent="0cm" style:auto-text-indent="false" style:page-number="auto"/>
      <style:text-properties fo:text-transform="uppercase"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Heading_20_3" style:default-outline-level="2" style:class="text">
      <style:paragraph-properties fo:margin-left="1.27cm" fo:margin-right="0cm" fo:line-height="100%" fo:text-indent="0cm" style:auto-text-indent="false"/>
      <style:text-properties fo:text-transform="capitalize" style:font-name="Times New Roman2" fo:font-family="'Times New Roman'" style:font-style-name="Bold Italic" style:font-family-generic="roman"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Heading_20_4" style:default-outline-level="3" style:class="text">
      <style:paragraph-properties fo:margin-left="1.27cm" fo:margin-right="0cm" fo:line-height="150%" fo:text-indent="1.199cm" style:auto-text-indent="false"/>
      <style:text-properties fo:text-transform="capitalize" style:font-name="Times New Roman3" fo:font-family="'Times New Roman'" style:font-style-name="Regular" style:font-family-generic="roman" style:font-pitch="variable" fo:font-size="14pt" fo:font-weight="normal" style:font-size-asian="14pt" style:font-weight-asian="bold" style:font-size-complex="14pt" style:font-weight-complex="bold"/>
    </style:style>
    <style:style style:name="Untitled1" style:family="paragraph" style:hidden="true" style:parent-style-name="Heading_20_2"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Judul" style:family="paragraph" style:parent-style-name="Heading" style:next-style-name="Text_20_body">
      <style:paragraph-properties fo:line-height="150%" fo:text-align="center" style:justify-single-word="false"/>
      <style:text-properties fo:text-transform="capitalize" fo:color="#000000" style:font-name="Times New Roman3" fo:font-family="'Times New Roman'"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Sampul" style:family="paragraph" style:parent-style-name="Heading" style:class="text" style:master-page-name="">
      <style:paragraph-properties fo:text-align="center" style:justify-single-word="false" style:page-number="auto"/>
      <style:text-properties fo:text-transform="capitalize" fo:color="#000000" style:font-name="Times New Roman3" fo:font-family="'Times New Roman'" style:font-style-name="Regular" style:font-family-generic="roman" style:font-pitch="variabl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cm" fo:margin-right="0cm" fo:text-align="justify" style:justify-single-word="false" fo:text-indent="0cm" style:auto-text-indent="false" style:page-number="auto" text:number-lines="false" text:line-number="0"/>
      <style:text-properties fo:font-variant="normal" fo:text-transform="none" fo:color="#000000" style:font-name="Times New Roman3" fo:font-family="'Times New Roman'" style:font-style-name="Regular" style:font-family-generic="roman"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si_20_Heading_20_3" style:display-name="Isi Heading 3" style:family="paragraph" style:parent-style-name="Heading_20_3" style:next-style-name="Text_20_body" style:default-outline-level="" style:list-style-name="" style:master-page-name="">
      <style:paragraph-properties fo:margin-top="0.3cm" fo:margin-bottom="0.101cm" style:contextual-spacing="false" fo:line-height="150%" fo:text-align="justify" style:justify-single-word="true" fo:keep-together="always" style:page-number="auto" fo:background-color="transparent" style:shadow="none" fo:keep-with-next="auto">
        <style:tab-stops/>
        <style:background-image/>
      </style:paragraph-properties>
      <style:text-properties fo:font-variant="normal" fo:text-transform="none" fo:color="#000000" fo:font-size="12pt"/>
    </style:style>
    <style:style style:name="List_20_Paragraph" style:display-name="List Paragraph" style:family="paragraph" style:parent-style-name="Standard">
      <style:paragraph-properties fo:margin-left="1.27cm" fo:margin-right="0cm" fo:text-indent="0cm" style:auto-text-indent="false"/>
    </style:style>
    <style:style style:name="Masuk" style:family="paragraph" style:parent-style-name="Heading_20_3" style:next-style-name="Text_20_body" style:default-outline-level="" style:list-style-name="" style:class="text" style:master-page-name="">
      <style:paragraph-properties fo:margin-left="2.469cm" fo:margin-right="0cm" fo:text-align="justify" style:justify-single-word="false" fo:text-indent="0cm" style:auto-text-indent="false" style:page-number="auto"/>
      <style:text-properties fo:font-variant="normal" fo:text-transform="none"/>
    </style:style>
    <style:style style:name="Page_20_Number" style:display-name="Page Number" style:family="text">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WW8Num2z0" style:family="text" style:parent-style-name="Default_20_Paragraph_20_Fon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text:outline-style style:name="Outline">
      <text:outline-level-style text:level="1" text:style-name="Numbering_20_Symbols" style:num-prefix="BAB " style:num-format="I">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499cm" style:dynamic-spacing="false"/>
      </style:footer-style>
    </style:page-layout>
    <style:page-layout style:name="Mpm4">
      <style:page-layout-properties fo:page-width="21.59cm" fo:page-height="27.94cm" style:num-format="1"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0.499cm" style:dynamic-spacing="false"/>
      </style:footer-style>
    </style:page-layout>
    <style:page-layout style:name="Mpm5">
      <style:page-layout-properties fo:page-width="21.59cm" fo:page-height="27.94cm" style:num-format="1" style:print-orientation="portrait" fo:margin-top="4.001cm" fo:margin-bottom="3cm" fo:margin-left="4.001cm" fo:margin-right="3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style:dynamic-spacing="false"/>
      </style:header-style>
      <style:footer-style/>
    </style:page-layout>
    <style:page-layout style:name="Mpm6">
      <style:page-layout-properties fo:page-width="21.59cm" fo:page-height="27.94cm" style:num-format="1" style:print-orientation="portrait" fo:margin-top="4.001cm" fo:margin-bottom="3cm" fo:margin-left="4.001cm" fo:margin-right="3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Judul" style:display-name="Halaman Judul" style:page-layout-name="Mpm2" style:next-style-name="Halaman_20_Bagian_20_Awal"/>
    <style:master-page style:name="Halaman_20_Bagian_20_Awal" style:display-name="Halaman Bagian Awal" style:page-layout-name="Mpm3">
      <style:footer>
        <text:p text:style-name="MP1"><text:page-number text:select-page="current">iii</text:page-number></text:p>
      </style:footer>
    </style:master-page>
    <style:master-page style:name="Halaman_20_BAB" style:display-name="Halaman BAB" style:page-layout-name="Mpm4" style:next-style-name="Halaman_20_Isi">
      <style:footer>
        <text:p text:style-name="MP1"><text:page-number text:select-page="current">8</text:page-number></text:p>
      </style:footer>
    </style:master-page>
    <style:master-page style:name="Halaman_20_Isi" style:display-name="Halaman Isi" style:page-layout-name="Mpm5">
      <style:header>
        <text:p text:style-name="MP2"><text:page-number text:select-page="current">7</text:page-number></text:p>
      </style:header>
    </style:master-page>
    <style:master-page style:name="Halaman_20_Sampul" style:display-name="Halaman Sampul" style:page-layout-name="Mpm6" style:next-style-name="Halaman_20_Judu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5T09:32:17.803324472</meta:creation-date>
    <meta:generator>LibreOffice/4.1.4.2$Linux_x86 LibreOffice_project/410$Build-2</meta:generator>
    <dc:date>2014-03-08T02:31:40.362768987</dc:date>
    <meta:editing-duration>P0D</meta:editing-duration>
    <meta:editing-cycles>1</meta:editing-cycles>
    <meta:document-statistic meta:table-count="0" meta:image-count="0" meta:object-count="0" meta:page-count="14" meta:paragraph-count="59" meta:word-count="1224" meta:character-count="9238" meta:non-whitespace-character-count="8081"/>
  </office:meta>
</office:document-meta>
</file>